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Servidor docker</text:p>
      <text:p text:style-name="Standard"/>
      <text:p text:style-name="Standard">Estructura de archivos </text:p>
      <text:list xml:id="list4318843411694788729" text:style-name="L1">
        <text:list-item>
          <text:p text:style-name="P3">app: directorio general del servidor</text:p>
        </text:list-item>
        <text:list-item>
          <text:p text:style-name="P3">docker-compose.yml</text:p>
        </text:list-item>
        <text:list-item>
          <text:p text:style-name="P3">Dokerfile</text:p>
        </text:list-item>
        <text:list-item>
          <text:p text:style-name="P3">local-iniciar.bat</text:p>
        </text:list-item>
        <text:list-item>
          <text:p text:style-name="P3">local-parar.bat</text:p>
        </text:list-item>
        <text:list-item>
          <text:p text:style-name="P3">ticktask-e15a9-firebase-adminsdk-m025v-b967ad2a98.json</text:p>
        </text:list-item>
        <text:list-item>
          <text:p text:style-name="P3">bbdd : directorio para los archivos necesarios para acceder a la base de datos.</text:p>
        </text:list-item>
        <text:list-item>
          <text:p text:style-name="P3">-- acceso.py : contiene la clase AccesoBBDD, que contiene las funciones para acceder a la base de datos</text:p>
        </text:list-item>
        <text:list-item>
          <text:p text:style-name="P3">routers : directorio que contiene los puntos de acceso a la REST API</text:p>
        </text:list-item>
        <text:list-item>
          <text:p text:style-name="P3">– incidencias : gestiona los puntos de acceso que acceden a los elementos de los ticket.</text:p>
        </text:list-item>
        <text:list-item>
          <text:p text:style-name="P3">--usuarios.py : este fichero contiene los puntos de acceso relacionados con los usuarios</text:p>
        </text:list-item>
        <text:list-item>
          <text:p text:style-name="P3">– listados.py : En esté archivo gestiona los puntos de acceso que devuelven listas de datos que no pertenecen a los otros dos archivos.</text:p>
        </text:list-item>
        <text:list-item>
          <text:p text:style-name="P3">Schemas : directorio que contiene las clases de datos</text:p>
        </text:list-item>
        <text:list-item>
          <text:p text:style-name="P3">– deoartamento.py: contiene la clase Departamento</text:p>
        </text:list-item>
        <text:list-item>
          <text:p text:style-name="P3">– estado.py : contiene la clase Estado</text:p>
        </text:list-item>
        <text:list-item>
          <text:p text:style-name="P3">– incidencia.py : contiene las clases que contienen las incidencias</text:p>
        </text:list-item>
        <text:list-item>
          <text:p text:style-name="P3">– prioridad.py : contiene la clase prioridad</text:p>
        </text:list-item>
        <text:list-item>
          <text:p text:style-name="P3">– tipo_incidencia.py: contiene la clase Tipo_incidencia</text:p>
        </text:list-item>
        <text:list-item>
          <text:p text:style-name="P3">– usuario.py: contienes las clases relacionadas con el usuario.</text:p>
        </text:list-item>
      </text:list>
      <text:p text:style-name="Standard"/>
      <text:p text:style-name="Standard">Estructura archivo</text:p>
      <text:p text:style-name="Standard"/>
      <text:p text:style-name="P2">Enlaces</text:p>
      <text:p text:style-name="P1">fastapi:</text:p>
      <text:p text:style-name="Standard"><text:tab/>https://fastapi.tiangolo.com</text:p>
      <text:p text:style-name="P1">retrofit:</text:p>
      <text:p text:style-name="Standard"><text:tab/><text:a xlink:type="simple" xlink:href="http://trucosandroidstudio.blogspot.com/2015/06/como-escoger-que-activity-lanzar-como.html" text:style-name="Internet_20_link" text:visited-style-name="Visited_20_Internet_20_Link">http://trucosandroidstudio.blogspot.com/2015/06/como-escoger-que-activity-lanzar-como.html</text:a></text:p>
      <text:p text:style-name="Standard"><text:tab/><text:a xlink:type="simple" xlink:href="https://ed.team/blog/como-consumir-una-api-rest-desde-android" text:style-name="Internet_20_link" text:visited-style-name="Visited_20_Internet_20_Link">https://ed.team/blog/como-consumir-una-api-rest-desde-android</text:a></text:p>
      <text:p text:style-name="P1">firebase:</text:p>
      <text:p text:style-name="Standard"><text:tab/>https://cloud.google.com/firestore/docs/query-data/get-data?hl=es-419#python_2</text:p>
      <text:p text:style-name="Standard"><text:tab/>https://cloud.google.com/firestore/docs/manage-data/add-data?hl=es-419</text:p>
      <text:p text:style-name="P1">Cambio de actividad inicial:</text:p>
      <text:p text:style-name="Standard"><text:tab/>http://trucosandroidstudio.blogspot.com/2015/06/como-escoger-que-activity-lanzar-como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redo de los Rios</meta:initial-creator>
    <meta:creation-date>2023-05-31T20:58:16.29</meta:creation-date>
    <dc:date>2023-06-01T15:52:35.97</dc:date>
    <dc:creator>Alfredo de los Rios</dc:creator>
    <meta:editing-duration>PT25M55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33" meta:word-count="203" meta:character-count="1638"/>
  </office:meta>
</office:document-meta>
</file>